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1299in" svg:height="7.5449in" svg:x="3.6154in" svg:y="5.4488in">
            <draw:object draw:notify-on-update-of-ranges="Sheet1.A1:Sheet1.A1 Sheet1.A2:Sheet1.A25 Sheet1.B1:Sheet1.B1 Sheet1.B2:Sheet1.B25 Sheet1.C1:Sheet1.C1 Sheet1.C2:Sheet1.C25 Sheet1.D1:Sheet1.D1 Sheet1.D2:Sheet1.D25 Sheet1.E1:Sheet1.E1 Sheet1.E2:Sheet1.E25 Sheet1.F1:Sheet1.F1 Sheet1.F2:Sheet1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1724in" svg:height="6.7555in" svg:x="3.5945in" svg:y="13.1142in">
            <draw:object draw:notify-on-update-of-ranges="Sheet1.H1:Sheet1.H1 Sheet1.H2:Sheet1.H25 Sheet1.J1:Sheet1.J1 Sheet1.J2:Sheet1.J25 Sheet1.M1:Sheet1.M1 Sheet1.M2:Sheet1.M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8" table:default-cell-style-name="Default"/>
        <table:table-row table:style-name="ro1"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communicate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communicat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4608" calcext:value-type="float">
            <text:p>4.64608</text:p>
          </table:table-cell>
          <table:table-cell office:value-type="float" office:value="91.3788" calcext:value-type="float">
            <text:p>91.3788</text:p>
          </table:table-cell>
          <table:table-cell office:value-type="float" office:value="4.32751" calcext:value-type="float">
            <text:p>4.32751</text:p>
          </table:table-cell>
          <table:table-cell office:value-type="float" office:value="0.0271274" calcext:value-type="float">
            <text:p>0.0271274</text:p>
          </table:table-cell>
          <table:table-cell office:value-type="float" office:value="100.385" calcext:value-type="float">
            <text:p>100.38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$2]/[.B2]" office:value-type="float" office:value="1" calcext:value-type="float">
            <text:p>1</text:p>
          </table:table-cell>
          <table:table-cell table:formula="of:=[.C$2]/[.C2]" office:value-type="float" office:value="1" calcext:value-type="float">
            <text:p>1</text:p>
          </table:table-cell>
          <table:table-cell table:formula="of:=[.D$2]/[.D2]" office:value-type="float" office:value="1" calcext:value-type="float">
            <text:p>1</text:p>
          </table:table-cell>
          <table:table-cell table:formula="of:=[.E$2]/[.E2]" office:value-type="float" office:value="1" calcext:value-type="float">
            <text:p>1</text:p>
          </table:table-cell>
          <table:table-cell table:formula="of:=[.F$2]/[.F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062" calcext:value-type="float">
            <text:p>6.1062</text:p>
          </table:table-cell>
          <table:table-cell office:value-type="float" office:value="66.9576" calcext:value-type="float">
            <text:p>66.9576</text:p>
          </table:table-cell>
          <table:table-cell office:value-type="float" office:value="3.3777" calcext:value-type="float">
            <text:p>3.3777</text:p>
          </table:table-cell>
          <table:table-cell office:value-type="float" office:value="7.92609" calcext:value-type="float">
            <text:p>7.92609</text:p>
          </table:table-cell>
          <table:table-cell office:value-type="float" office:value="84.3719" calcext:value-type="float">
            <text:p>84.371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$2]/[.B3]" office:value-type="float" office:value="0.760879106481936" calcext:value-type="float">
            <text:p>0.7608791065</text:p>
          </table:table-cell>
          <table:table-cell table:formula="of:=[.C$2]/[.C3]" office:value-type="float" office:value="1.36472633427721" calcext:value-type="float">
            <text:p>1.3647263343</text:p>
          </table:table-cell>
          <table:table-cell table:formula="of:=[.D$2]/[.D3]" office:value-type="float" office:value="1.28120022500518" calcext:value-type="float">
            <text:p>1.281200225</text:p>
          </table:table-cell>
          <table:table-cell table:formula="of:=[.E$2]/[.E3]" office:value-type="float" office:value="0.00342254503796954" calcext:value-type="float">
            <text:p>0.003422545</text:p>
          </table:table-cell>
          <table:table-cell table:formula="of:=[.F$2]/[.F3]" office:value-type="float" office:value="1.18979186198248" calcext:value-type="float">
            <text:p>1.189791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8535" calcext:value-type="float">
            <text:p>5.28535</text:p>
          </table:table-cell>
          <table:table-cell office:value-type="float" office:value="43.8044" calcext:value-type="float">
            <text:p>43.8044</text:p>
          </table:table-cell>
          <table:table-cell office:value-type="float" office:value="1.76753" calcext:value-type="float">
            <text:p>1.76753</text:p>
          </table:table-cell>
          <table:table-cell office:value-type="float" office:value="9.12774" calcext:value-type="float">
            <text:p>9.12774</text:p>
          </table:table-cell>
          <table:table-cell office:value-type="float" office:value="59.9885" calcext:value-type="float">
            <text:p>59.988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$2]/[.B4]" office:value-type="float" office:value="0.879048691193582" calcext:value-type="float">
            <text:p>0.8790486912</text:p>
          </table:table-cell>
          <table:table-cell table:formula="of:=[.C$2]/[.C4]" office:value-type="float" office:value="2.08606441362055" calcext:value-type="float">
            <text:p>2.0860644136</text:p>
          </table:table-cell>
          <table:table-cell table:formula="of:=[.D$2]/[.D4]" office:value-type="float" office:value="2.4483375105373" calcext:value-type="float">
            <text:p>2.4483375105</text:p>
          </table:table-cell>
          <table:table-cell table:formula="of:=[.E$2]/[.E4]" office:value-type="float" office:value="0.00297197334718123" calcext:value-type="float">
            <text:p>0.0029719733</text:p>
          </table:table-cell>
          <table:table-cell table:formula="of:=[.F$2]/[.F4]" office:value-type="float" office:value="1.67340406911325" calcext:value-type="float">
            <text:p>1.67340406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4182" calcext:value-type="float">
            <text:p>5.44182</text:p>
          </table:table-cell>
          <table:table-cell office:value-type="float" office:value="34.9907" calcext:value-type="float">
            <text:p>34.9907</text:p>
          </table:table-cell>
          <table:table-cell office:value-type="float" office:value="1.29769" calcext:value-type="float">
            <text:p>1.29769</text:p>
          </table:table-cell>
          <table:table-cell office:value-type="float" office:value="8.54714" calcext:value-type="float">
            <text:p>8.54714</text:p>
          </table:table-cell>
          <table:table-cell office:value-type="float" office:value="50.2808" calcext:value-type="float">
            <text:p>50.280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$2]/[.B5]" office:value-type="float" office:value="0.853773186176684" calcext:value-type="float">
            <text:p>0.8537731862</text:p>
          </table:table-cell>
          <table:table-cell table:formula="of:=[.C$2]/[.C5]" office:value-type="float" office:value="2.61151677445721" calcext:value-type="float">
            <text:p>2.6115167745</text:p>
          </table:table-cell>
          <table:table-cell table:formula="of:=[.D$2]/[.D5]" office:value-type="float" office:value="3.33477949279104" calcext:value-type="float">
            <text:p>3.3347794928</text:p>
          </table:table-cell>
          <table:table-cell table:formula="of:=[.E$2]/[.E5]" office:value-type="float" office:value="0.00317385698607955" calcext:value-type="float">
            <text:p>0.003173857</text:p>
          </table:table-cell>
          <table:table-cell table:formula="of:=[.F$2]/[.F5]" office:value-type="float" office:value="1.99648772493676" calcext:value-type="float">
            <text:p>1.9964877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0748" calcext:value-type="float">
            <text:p>5.50748</text:p>
          </table:table-cell>
          <table:table-cell office:value-type="float" office:value="28.6013" calcext:value-type="float">
            <text:p>28.6013</text:p>
          </table:table-cell>
          <table:table-cell office:value-type="float" office:value="1.04509" calcext:value-type="float">
            <text:p>1.04509</text:p>
          </table:table-cell>
          <table:table-cell office:value-type="float" office:value="9.03562" calcext:value-type="float">
            <text:p>9.03562</text:p>
          </table:table-cell>
          <table:table-cell office:value-type="float" office:value="44.1928" calcext:value-type="float">
            <text:p>44.192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$2]/[.B6]" office:value-type="float" office:value="0.843594529621533" calcext:value-type="float">
            <text:p>0.8435945296</text:p>
          </table:table-cell>
          <table:table-cell table:formula="of:=[.C$2]/[.C6]" office:value-type="float" office:value="3.1949177135305" calcext:value-type="float">
            <text:p>3.1949177135</text:p>
          </table:table-cell>
          <table:table-cell table:formula="of:=[.D$2]/[.D6]" office:value-type="float" office:value="4.14080127070396" calcext:value-type="float">
            <text:p>4.1408012707</text:p>
          </table:table-cell>
          <table:table-cell table:formula="of:=[.E$2]/[.E6]" office:value-type="float" office:value="0.00300227322530164" calcext:value-type="float">
            <text:p>0.0030022732</text:p>
          </table:table-cell>
          <table:table-cell table:formula="of:=[.F$2]/[.F6]" office:value-type="float" office:value="2.27152386814142" calcext:value-type="float">
            <text:p>2.2715238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4164" calcext:value-type="float">
            <text:p>5.34164</text:p>
          </table:table-cell>
          <table:table-cell office:value-type="float" office:value="24.3669" calcext:value-type="float">
            <text:p>24.3669</text:p>
          </table:table-cell>
          <table:table-cell office:value-type="float" office:value="0.871388" calcext:value-type="float">
            <text:p>0.871388</text:p>
          </table:table-cell>
          <table:table-cell office:value-type="float" office:value="9.08143" calcext:value-type="float">
            <text:p>9.08143</text:p>
          </table:table-cell>
          <table:table-cell office:value-type="float" office:value="39.6647" calcext:value-type="float">
            <text:p>39.664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$2]/[.B7]" office:value-type="float" office:value="0.86978530938064" calcext:value-type="float">
            <text:p>0.8697853094</text:p>
          </table:table-cell>
          <table:table-cell table:formula="of:=[.C$2]/[.C7]" office:value-type="float" office:value="3.75012003989018" calcext:value-type="float">
            <text:p>3.7501200399</text:p>
          </table:table-cell>
          <table:table-cell table:formula="of:=[.D$2]/[.D7]" office:value-type="float" office:value="4.96622629643741" calcext:value-type="float">
            <text:p>4.9662262964</text:p>
          </table:table-cell>
          <table:table-cell table:formula="of:=[.E$2]/[.E7]" office:value-type="float" office:value="0.00298712867907367" calcext:value-type="float">
            <text:p>0.0029871287</text:p>
          </table:table-cell>
          <table:table-cell table:formula="of:=[.F$2]/[.F7]" office:value-type="float" office:value="2.53083976432445" calcext:value-type="float">
            <text:p>2.5308397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673" calcext:value-type="float">
            <text:p>5.2673</text:p>
          </table:table-cell>
          <table:table-cell office:value-type="float" office:value="21.0079" calcext:value-type="float">
            <text:p>21.0079</text:p>
          </table:table-cell>
          <table:table-cell office:value-type="float" office:value="0.745962" calcext:value-type="float">
            <text:p>0.745962</text:p>
          </table:table-cell>
          <table:table-cell office:value-type="float" office:value="9.28414" calcext:value-type="float">
            <text:p>9.28414</text:p>
          </table:table-cell>
          <table:table-cell office:value-type="float" office:value="36.3086" calcext:value-type="float">
            <text:p>36.308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$2]/[.B8]" office:value-type="float" office:value="0.882061017978851" calcext:value-type="float">
            <text:p>0.882061018</text:p>
          </table:table-cell>
          <table:table-cell table:formula="of:=[.C$2]/[.C8]" office:value-type="float" office:value="4.34973509965299" calcext:value-type="float">
            <text:p>4.3497350997</text:p>
          </table:table-cell>
          <table:table-cell table:formula="of:=[.D$2]/[.D8]" office:value-type="float" office:value="5.80124724851936" calcext:value-type="float">
            <text:p>5.8012472485</text:p>
          </table:table-cell>
          <table:table-cell table:formula="of:=[.E$2]/[.E8]" office:value-type="float" office:value="0.00292190768342571" calcext:value-type="float">
            <text:p>0.0029219077</text:p>
          </table:table-cell>
          <table:table-cell table:formula="of:=[.F$2]/[.F8]" office:value-type="float" office:value="2.76477198239536" calcext:value-type="float">
            <text:p>2.7647719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397" calcext:value-type="float">
            <text:p>6.3397</text:p>
          </table:table-cell>
          <table:table-cell office:value-type="float" office:value="17.5888" calcext:value-type="float">
            <text:p>17.5888</text:p>
          </table:table-cell>
          <table:table-cell office:value-type="float" office:value="0.857894" calcext:value-type="float">
            <text:p>0.857894</text:p>
          </table:table-cell>
          <table:table-cell office:value-type="float" office:value="9.34242" calcext:value-type="float">
            <text:p>9.34242</text:p>
          </table:table-cell>
          <table:table-cell office:value-type="float" office:value="34.1332" calcext:value-type="float">
            <text:p>34.133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$2]/[.B9]" office:value-type="float" office:value="0.73285486694954" calcext:value-type="float">
            <text:p>0.7328548669</text:p>
          </table:table-cell>
          <table:table-cell table:formula="of:=[.C$2]/[.C9]" office:value-type="float" office:value="5.19528336213954" calcext:value-type="float">
            <text:p>5.1952833621</text:p>
          </table:table-cell>
          <table:table-cell table:formula="of:=[.D$2]/[.D9]" office:value-type="float" office:value="5.0443411423789" calcext:value-type="float">
            <text:p>5.0443411424</text:p>
          </table:table-cell>
          <table:table-cell table:formula="of:=[.E$2]/[.E9]" office:value-type="float" office:value="0.00290368020277401" calcext:value-type="float">
            <text:p>0.0029036802</text:p>
          </table:table-cell>
          <table:table-cell table:formula="of:=[.F$2]/[.F9]" office:value-type="float" office:value="2.94097828507143" calcext:value-type="float">
            <text:p>2.94097828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6793" calcext:value-type="float">
            <text:p>5.16793</text:p>
          </table:table-cell>
          <table:table-cell office:value-type="float" office:value="17.1809" calcext:value-type="float">
            <text:p>17.1809</text:p>
          </table:table-cell>
          <table:table-cell office:value-type="float" office:value="0.581416" calcext:value-type="float">
            <text:p>0.581416</text:p>
          </table:table-cell>
          <table:table-cell office:value-type="float" office:value="9.75637" calcext:value-type="float">
            <text:p>9.75637</text:p>
          </table:table-cell>
          <table:table-cell office:value-type="float" office:value="32.6899" calcext:value-type="float">
            <text:p>32.689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$2]/[.B10]" office:value-type="float" office:value="0.899021465074024" calcext:value-type="float">
            <text:p>0.8990214651</text:p>
          </table:table-cell>
          <table:table-cell table:formula="of:=[.C$2]/[.C10]" office:value-type="float" office:value="5.31862708007147" calcext:value-type="float">
            <text:p>5.3186270801</text:p>
          </table:table-cell>
          <table:table-cell table:formula="of:=[.D$2]/[.D10]" office:value-type="float" office:value="7.44305282276374" calcext:value-type="float">
            <text:p>7.4430528228</text:p>
          </table:table-cell>
          <table:table-cell table:formula="of:=[.E$2]/[.E10]" office:value-type="float" office:value="0.00278048085507212" calcext:value-type="float">
            <text:p>0.0027804809</text:p>
          </table:table-cell>
          <table:table-cell table:formula="of:=[.F$2]/[.F10]" office:value-type="float" office:value="3.07082615731464" calcext:value-type="float">
            <text:p>3.0708261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5879" calcext:value-type="float">
            <text:p>5.45879</text:p>
          </table:table-cell>
          <table:table-cell office:value-type="float" office:value="15.4044" calcext:value-type="float">
            <text:p>15.4044</text:p>
          </table:table-cell>
          <table:table-cell office:value-type="float" office:value="0.526868" calcext:value-type="float">
            <text:p>0.526868</text:p>
          </table:table-cell>
          <table:table-cell office:value-type="float" office:value="9.95911" calcext:value-type="float">
            <text:p>9.95911</text:p>
          </table:table-cell>
          <table:table-cell office:value-type="float" office:value="31.3529" calcext:value-type="float">
            <text:p>31.35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$2]/[.B11]" office:value-type="float" office:value="0.851119020881917" calcext:value-type="float">
            <text:p>0.8511190209</text:p>
          </table:table-cell>
          <table:table-cell table:formula="of:=[.C$2]/[.C11]" office:value-type="float" office:value="5.93199345641505" calcext:value-type="float">
            <text:p>5.9319934564</text:p>
          </table:table-cell>
          <table:table-cell table:formula="of:=[.D$2]/[.D11]" office:value-type="float" office:value="8.21365123712201" calcext:value-type="float">
            <text:p>8.2136512371</text:p>
          </table:table-cell>
          <table:table-cell table:formula="of:=[.E$2]/[.E11]" office:value-type="float" office:value="0.00272387793688392" calcext:value-type="float">
            <text:p>0.0027238779</text:p>
          </table:table-cell>
          <table:table-cell table:formula="of:=[.F$2]/[.F11]" office:value-type="float" office:value="3.20177718807511" calcext:value-type="float">
            <text:p>3.2017771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0651" calcext:value-type="float">
            <text:p>5.40651</text:p>
          </table:table-cell>
          <table:table-cell office:value-type="float" office:value="14.2104" calcext:value-type="float">
            <text:p>14.2104</text:p>
          </table:table-cell>
          <table:table-cell office:value-type="float" office:value="0.473114" calcext:value-type="float">
            <text:p>0.473114</text:p>
          </table:table-cell>
          <table:table-cell office:value-type="float" office:value="10.1749" calcext:value-type="float">
            <text:p>10.1749</text:p>
          </table:table-cell>
          <table:table-cell office:value-type="float" office:value="30.268" calcext:value-type="float">
            <text:p>30.26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$2]/[.B12]" office:value-type="float" office:value="0.859349191992616" calcext:value-type="float">
            <text:p>0.859349192</text:p>
          </table:table-cell>
          <table:table-cell table:formula="of:=[.C$2]/[.C12]" office:value-type="float" office:value="6.43041715926364" calcext:value-type="float">
            <text:p>6.4304171593</text:p>
          </table:table-cell>
          <table:table-cell table:formula="of:=[.D$2]/[.D12]" office:value-type="float" office:value="9.14686523755374" calcext:value-type="float">
            <text:p>9.1468652376</text:p>
          </table:table-cell>
          <table:table-cell table:formula="of:=[.E$2]/[.E12]" office:value-type="float" office:value="0.00266610974063627" calcext:value-type="float">
            <text:p>0.0026661097</text:p>
          </table:table-cell>
          <table:table-cell table:formula="of:=[.F$2]/[.F12]" office:value-type="float" office:value="3.31653891899035" calcext:value-type="float">
            <text:p>3.316538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4597" calcext:value-type="float">
            <text:p>5.34597</text:p>
          </table:table-cell>
          <table:table-cell office:value-type="float" office:value="13.3495" calcext:value-type="float">
            <text:p>13.3495</text:p>
          </table:table-cell>
          <table:table-cell office:value-type="float" office:value="0.436032" calcext:value-type="float">
            <text:p>0.436032</text:p>
          </table:table-cell>
          <table:table-cell office:value-type="float" office:value="10.1119" calcext:value-type="float">
            <text:p>10.1119</text:p>
          </table:table-cell>
          <table:table-cell office:value-type="float" office:value="29.2467" calcext:value-type="float">
            <text:p>29.246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$2]/[.B13]" office:value-type="float" office:value="0.869080821628255" calcext:value-type="float">
            <text:p>0.8690808216</text:p>
          </table:table-cell>
          <table:table-cell table:formula="of:=[.C$2]/[.C13]" office:value-type="float" office:value="6.84511030375669" calcext:value-type="float">
            <text:p>6.8451103038</text:p>
          </table:table-cell>
          <table:table-cell table:formula="of:=[.D$2]/[.D13]" office:value-type="float" office:value="9.9247532291208" calcext:value-type="float">
            <text:p>9.9247532291</text:p>
          </table:table-cell>
          <table:table-cell table:formula="of:=[.E$2]/[.E13]" office:value-type="float" office:value="0.00268272035918077" calcext:value-type="float">
            <text:p>0.0026827204</text:p>
          </table:table-cell>
          <table:table-cell table:formula="of:=[.F$2]/[.F13]" office:value-type="float" office:value="3.4323530517973" calcext:value-type="float">
            <text:p>3.43235305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38188" calcext:value-type="float">
            <text:p>6.38188</text:p>
          </table:table-cell>
          <table:table-cell office:value-type="float" office:value="11.1844" calcext:value-type="float">
            <text:p>11.1844</text:p>
          </table:table-cell>
          <table:table-cell office:value-type="float" office:value="0.530371" calcext:value-type="float">
            <text:p>0.530371</text:p>
          </table:table-cell>
          <table:table-cell office:value-type="float" office:value="10.5359" calcext:value-type="float">
            <text:p>10.5359</text:p>
          </table:table-cell>
          <table:table-cell office:value-type="float" office:value="28.6364" calcext:value-type="float">
            <text:p>28.636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$2]/[.B14]" office:value-type="float" office:value="0.72801118165807" calcext:value-type="float">
            <text:p>0.7280111817</text:p>
          </table:table-cell>
          <table:table-cell table:formula="of:=[.C$2]/[.C14]" office:value-type="float" office:value="8.17020135188298" calcext:value-type="float">
            <text:p>8.1702013519</text:p>
          </table:table-cell>
          <table:table-cell table:formula="of:=[.D$2]/[.D14]" office:value-type="float" office:value="8.15940162640869" calcext:value-type="float">
            <text:p>8.1594016264</text:p>
          </table:table-cell>
          <table:table-cell table:formula="of:=[.E$2]/[.E14]" office:value-type="float" office:value="0.00257475868221984" calcext:value-type="float">
            <text:p>0.0025747587</text:p>
          </table:table-cell>
          <table:table-cell table:formula="of:=[.F$2]/[.F14]" office:value-type="float" office:value="3.50550348507494" calcext:value-type="float">
            <text:p>3.50550348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31749" calcext:value-type="float">
            <text:p>6.31749</text:p>
          </table:table-cell>
          <table:table-cell office:value-type="float" office:value="10.4845" calcext:value-type="float">
            <text:p>10.4845</text:p>
          </table:table-cell>
          <table:table-cell office:value-type="float" office:value="0.490631" calcext:value-type="float">
            <text:p>0.490631</text:p>
          </table:table-cell>
          <table:table-cell office:value-type="float" office:value="10.6685" calcext:value-type="float">
            <text:p>10.6685</text:p>
          </table:table-cell>
          <table:table-cell office:value-type="float" office:value="27.9649" calcext:value-type="float">
            <text:p>27.964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$2]/[.B15]" office:value-type="float" office:value="0.735431318450841" calcext:value-type="float">
            <text:p>0.7354313185</text:p>
          </table:table-cell>
          <table:table-cell table:formula="of:=[.C$2]/[.C15]" office:value-type="float" office:value="8.71560875578235" calcext:value-type="float">
            <text:p>8.7156087558</text:p>
          </table:table-cell>
          <table:table-cell table:formula="of:=[.D$2]/[.D15]" office:value-type="float" office:value="8.82029468174657" calcext:value-type="float">
            <text:p>8.8202946817</text:p>
          </table:table-cell>
          <table:table-cell table:formula="of:=[.E$2]/[.E15]" office:value-type="float" office:value="0.00254275671368983" calcext:value-type="float">
            <text:p>0.0025427567</text:p>
          </table:table-cell>
          <table:table-cell table:formula="of:=[.F$2]/[.F15]" office:value-type="float" office:value="3.58967848982117" calcext:value-type="float">
            <text:p>3.5896784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3185" calcext:value-type="float">
            <text:p>5.3185</text:p>
          </table:table-cell>
          <table:table-cell office:value-type="float" office:value="11.6064" calcext:value-type="float">
            <text:p>11.6064</text:p>
          </table:table-cell>
          <table:table-cell office:value-type="float" office:value="0.352283" calcext:value-type="float">
            <text:p>0.352283</text:p>
          </table:table-cell>
          <table:table-cell office:value-type="float" office:value="10.6646" calcext:value-type="float">
            <text:p>10.6646</text:p>
          </table:table-cell>
          <table:table-cell office:value-type="float" office:value="27.9448" calcext:value-type="float">
            <text:p>27.944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$2]/[.B16]" office:value-type="float" office:value="0.87356961549309" calcext:value-type="float">
            <text:p>0.8735696155</text:p>
          </table:table-cell>
          <table:table-cell table:formula="of:=[.C$2]/[.C16]" office:value-type="float" office:value="7.87313895781638" calcext:value-type="float">
            <text:p>7.8731389578</text:p>
          </table:table-cell>
          <table:table-cell table:formula="of:=[.D$2]/[.D16]" office:value-type="float" office:value="12.2841862934062" calcext:value-type="float">
            <text:p>12.2841862934</text:p>
          </table:table-cell>
          <table:table-cell table:formula="of:=[.E$2]/[.E16]" office:value-type="float" office:value="0.00254368658927667" calcext:value-type="float">
            <text:p>0.0025436866</text:p>
          </table:table-cell>
          <table:table-cell table:formula="of:=[.F$2]/[.F16]" office:value-type="float" office:value="3.59226045632819" calcext:value-type="float">
            <text:p>3.59226045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3439" calcext:value-type="float">
            <text:p>6.33439</text:p>
          </table:table-cell>
          <table:table-cell office:value-type="float" office:value="9.75381" calcext:value-type="float">
            <text:p>9.75381</text:p>
          </table:table-cell>
          <table:table-cell office:value-type="float" office:value="0.438004" calcext:value-type="float">
            <text:p>0.438004</text:p>
          </table:table-cell>
          <table:table-cell office:value-type="float" office:value="11.2011" calcext:value-type="float">
            <text:p>11.2011</text:p>
          </table:table-cell>
          <table:table-cell office:value-type="float" office:value="27.731" calcext:value-type="float">
            <text:p>27.73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$2]/[.B17]" office:value-type="float" office:value="0.733469205400994" calcext:value-type="float">
            <text:p>0.7334692054</text:p>
          </table:table-cell>
          <table:table-cell table:formula="of:=[.C$2]/[.C17]" office:value-type="float" office:value="9.36852368459095" calcext:value-type="float">
            <text:p>9.3685236846</text:p>
          </table:table-cell>
          <table:table-cell table:formula="of:=[.D$2]/[.D17]" office:value-type="float" office:value="9.88006958840559" calcext:value-type="float">
            <text:p>9.8800695884</text:p>
          </table:table-cell>
          <table:table-cell table:formula="of:=[.E$2]/[.E17]" office:value-type="float" office:value="0.00242185142530644" calcext:value-type="float">
            <text:p>0.0024218514</text:p>
          </table:table-cell>
          <table:table-cell table:formula="of:=[.F$2]/[.F17]" office:value-type="float" office:value="3.61995600591396" calcext:value-type="float">
            <text:p>3.61995600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51277" calcext:value-type="float">
            <text:p>6.51277</text:p>
          </table:table-cell>
          <table:table-cell office:value-type="float" office:value="9.26943" calcext:value-type="float">
            <text:p>9.26943</text:p>
          </table:table-cell>
          <table:table-cell office:value-type="float" office:value="0.404812" calcext:value-type="float">
            <text:p>0.404812</text:p>
          </table:table-cell>
          <table:table-cell office:value-type="float" office:value="12.5345" calcext:value-type="float">
            <text:p>12.5345</text:p>
          </table:table-cell>
          <table:table-cell office:value-type="float" office:value="28.7253" calcext:value-type="float">
            <text:p>28.725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$2]/[.B18]" office:value-type="float" office:value="0.713380021097014" calcext:value-type="float">
            <text:p>0.7133800211</text:p>
          </table:table-cell>
          <table:table-cell table:formula="of:=[.C$2]/[.C18]" office:value-type="float" office:value="9.85808188853036" calcext:value-type="float">
            <text:p>9.8580818885</text:p>
          </table:table-cell>
          <table:table-cell table:formula="of:=[.D$2]/[.D18]" office:value-type="float" office:value="10.690172228096" calcext:value-type="float">
            <text:p>10.6901722281</text:p>
          </table:table-cell>
          <table:table-cell table:formula="of:=[.E$2]/[.E18]" office:value-type="float" office:value="0.0021642187562328" calcext:value-type="float">
            <text:p>0.0021642188</text:p>
          </table:table-cell>
          <table:table-cell table:formula="of:=[.F$2]/[.F18]" office:value-type="float" office:value="3.49465453798568" calcext:value-type="float">
            <text:p>3.494654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5907" calcext:value-type="float">
            <text:p>6.5907</text:p>
          </table:table-cell>
          <table:table-cell office:value-type="float" office:value="8.70037" calcext:value-type="float">
            <text:p>8.70037</text:p>
          </table:table-cell>
          <table:table-cell office:value-type="float" office:value="0.387195" calcext:value-type="float">
            <text:p>0.387195</text:p>
          </table:table-cell>
          <table:table-cell office:value-type="float" office:value="12.6762" calcext:value-type="float">
            <text:p>12.6762</text:p>
          </table:table-cell>
          <table:table-cell office:value-type="float" office:value="28.3583" calcext:value-type="float">
            <text:p>28.358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$2]/[.B19]" office:value-type="float" office:value="0.704944846526166" calcext:value-type="float">
            <text:p>0.7049448465</text:p>
          </table:table-cell>
          <table:table-cell table:formula="of:=[.C$2]/[.C19]" office:value-type="float" office:value="10.5028636713151" calcext:value-type="float">
            <text:p>10.5028636713</text:p>
          </table:table-cell>
          <table:table-cell table:formula="of:=[.D$2]/[.D19]" office:value-type="float" office:value="11.1765647800204" calcext:value-type="float">
            <text:p>11.17656478</text:p>
          </table:table-cell>
          <table:table-cell table:formula="of:=[.E$2]/[.E19]" office:value-type="float" office:value="0.00214002619081428" calcext:value-type="float">
            <text:p>0.0021400262</text:p>
          </table:table-cell>
          <table:table-cell table:formula="of:=[.F$2]/[.F19]" office:value-type="float" office:value="3.53988074038289" calcext:value-type="float">
            <text:p>3.53988074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5637" calcext:value-type="float">
            <text:p>6.75637</text:p>
          </table:table-cell>
          <table:table-cell office:value-type="float" office:value="5.91192" calcext:value-type="float">
            <text:p>5.91192</text:p>
          </table:table-cell>
          <table:table-cell office:value-type="float" office:value="0.185811" calcext:value-type="float">
            <text:p>0.185811</text:p>
          </table:table-cell>
          <table:table-cell office:value-type="float" office:value="22.3476" calcext:value-type="float">
            <text:p>22.3476</text:p>
          </table:table-cell>
          <table:table-cell office:value-type="float" office:value="35.2071" calcext:value-type="float">
            <text:p>35.207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$2]/[.B20]" office:value-type="float" office:value="0.6876592016127" calcext:value-type="float">
            <text:p>0.6876592016</text:p>
          </table:table-cell>
          <table:table-cell table:formula="of:=[.C$2]/[.C20]" office:value-type="float" office:value="15.4567044208988" calcext:value-type="float">
            <text:p>15.4567044209</text:p>
          </table:table-cell>
          <table:table-cell table:formula="of:=[.D$2]/[.D20]" office:value-type="float" office:value="23.2898482866999" calcext:value-type="float">
            <text:p>23.2898482867</text:p>
          </table:table-cell>
          <table:table-cell table:formula="of:=[.E$2]/[.E20]" office:value-type="float" office:value="0.001213884264977" calcext:value-type="float">
            <text:p>0.0012138843</text:p>
          </table:table-cell>
          <table:table-cell table:formula="of:=[.F$2]/[.F20]" office:value-type="float" office:value="2.85127147649196" calcext:value-type="float">
            <text:p>2.85127147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7879" calcext:value-type="float">
            <text:p>5.47879</text:p>
          </table:table-cell>
          <table:table-cell office:value-type="float" office:value="4.70288" calcext:value-type="float">
            <text:p>4.70288</text:p>
          </table:table-cell>
          <table:table-cell office:value-type="float" office:value="0.848639" calcext:value-type="float">
            <text:p>0.848639</text:p>
          </table:table-cell>
          <table:table-cell office:value-type="float" office:value="17.4951" calcext:value-type="float">
            <text:p>17.4951</text:p>
          </table:table-cell>
          <table:table-cell office:value-type="float" office:value="28.5305" calcext:value-type="float">
            <text:p>28.53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$2]/[.B21]" office:value-type="float" office:value="0.848012061057277" calcext:value-type="float">
            <text:p>0.8480120611</text:p>
          </table:table-cell>
          <table:table-cell table:formula="of:=[.C$2]/[.C21]" office:value-type="float" office:value="19.4303915898343" calcext:value-type="float">
            <text:p>19.4303915898</text:p>
          </table:table-cell>
          <table:table-cell table:formula="of:=[.D$2]/[.D21]" office:value-type="float" office:value="5.09935319965262" calcext:value-type="float">
            <text:p>5.0993531997</text:p>
          </table:table-cell>
          <table:table-cell table:formula="of:=[.E$2]/[.E21]" office:value-type="float" office:value="0.00155057130282193" calcext:value-type="float">
            <text:p>0.0015505713</text:p>
          </table:table-cell>
          <table:table-cell table:formula="of:=[.F$2]/[.F21]" office:value-type="float" office:value="3.51851527312876" calcext:value-type="float">
            <text:p>3.51851527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76217" calcext:value-type="float">
            <text:p>5.76217</text:p>
          </table:table-cell>
          <table:table-cell office:value-type="float" office:value="5.95676" calcext:value-type="float">
            <text:p>5.95676</text:p>
          </table:table-cell>
          <table:table-cell office:value-type="float" office:value="2.87689" calcext:value-type="float">
            <text:p>2.87689</text:p>
          </table:table-cell>
          <table:table-cell office:value-type="float" office:value="19.1612" calcext:value-type="float">
            <text:p>19.1612</text:p>
          </table:table-cell>
          <table:table-cell office:value-type="float" office:value="33.7622" calcext:value-type="float">
            <text:p>33.762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$2]/[.B22]" office:value-type="float" office:value="0.806307346017212" calcext:value-type="float">
            <text:p>0.806307346</text:p>
          </table:table-cell>
          <table:table-cell table:formula="of:=[.C$2]/[.C22]" office:value-type="float" office:value="15.3403528092453" calcext:value-type="float">
            <text:p>15.3403528092</text:p>
          </table:table-cell>
          <table:table-cell table:formula="of:=[.D$2]/[.D22]" office:value-type="float" office:value="1.50423200052835" calcext:value-type="float">
            <text:p>1.5042320005</text:p>
          </table:table-cell>
          <table:table-cell table:formula="of:=[.E$2]/[.E22]" office:value-type="float" office:value="0.0014157464041918" calcext:value-type="float">
            <text:p>0.0014157464</text:p>
          </table:table-cell>
          <table:table-cell table:formula="of:=[.F$2]/[.F22]" office:value-type="float" office:value="2.97329557907956" calcext:value-type="float">
            <text:p>2.97329557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63617" calcext:value-type="float">
            <text:p>5.63617</text:p>
          </table:table-cell>
          <table:table-cell office:value-type="float" office:value="8.7722" calcext:value-type="float">
            <text:p>8.7722</text:p>
          </table:table-cell>
          <table:table-cell office:value-type="float" office:value="1.09492" calcext:value-type="float">
            <text:p>1.09492</text:p>
          </table:table-cell>
          <table:table-cell office:value-type="float" office:value="23.8789" calcext:value-type="float">
            <text:p>23.8789</text:p>
          </table:table-cell>
          <table:table-cell office:value-type="float" office:value="39.387" calcext:value-type="float">
            <text:p>39.38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$2]/[.B23]" office:value-type="float" office:value="0.824332835950655" calcext:value-type="float">
            <text:p>0.824332836</text:p>
          </table:table-cell>
          <table:table-cell table:formula="of:=[.C$2]/[.C23]" office:value-type="float" office:value="10.4168623606393" calcext:value-type="float">
            <text:p>10.4168623606</text:p>
          </table:table-cell>
          <table:table-cell table:formula="of:=[.D$2]/[.D23]" office:value-type="float" office:value="3.95235268330106" calcext:value-type="float">
            <text:p>3.9523526833</text:p>
          </table:table-cell>
          <table:table-cell table:formula="of:=[.E$2]/[.E23]" office:value-type="float" office:value="0.00113604060488548" calcext:value-type="float">
            <text:p>0.0011360406</text:p>
          </table:table-cell>
          <table:table-cell table:formula="of:=[.F$2]/[.F23]" office:value-type="float" office:value="2.54868357579912" calcext:value-type="float">
            <text:p>2.54868357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38954" calcext:value-type="float">
            <text:p>6.38954</text:p>
          </table:table-cell>
          <table:table-cell office:value-type="float" office:value="3.74345" calcext:value-type="float">
            <text:p>3.74345</text:p>
          </table:table-cell>
          <table:table-cell office:value-type="float" office:value="0.173322" calcext:value-type="float">
            <text:p>0.173322</text:p>
          </table:table-cell>
          <table:table-cell office:value-type="float" office:value="20.2125" calcext:value-type="float">
            <text:p>20.2125</text:p>
          </table:table-cell>
          <table:table-cell office:value-type="float" office:value="30.5239" calcext:value-type="float">
            <text:p>30.523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$2]/[.B24]" office:value-type="float" office:value="0.727138416850039" calcext:value-type="float">
            <text:p>0.7271384169</text:p>
          </table:table-cell>
          <table:table-cell table:formula="of:=[.C$2]/[.C24]" office:value-type="float" office:value="24.410316686479" calcext:value-type="float">
            <text:p>24.4103166865</text:p>
          </table:table-cell>
          <table:table-cell table:formula="of:=[.D$2]/[.D24]" office:value-type="float" office:value="24.9680363716089" calcext:value-type="float">
            <text:p>24.9680363716</text:p>
          </table:table-cell>
          <table:table-cell table:formula="of:=[.E$2]/[.E24]" office:value-type="float" office:value="0.00134211008039579" calcext:value-type="float">
            <text:p>0.0013421101</text:p>
          </table:table-cell>
          <table:table-cell table:formula="of:=[.F$2]/[.F24]" office:value-type="float" office:value="3.2887344015673" calcext:value-type="float">
            <text:p>3.2887344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72547" calcext:value-type="float">
            <text:p>6.72547</text:p>
          </table:table-cell>
          <table:table-cell office:value-type="float" office:value="3.91081" calcext:value-type="float">
            <text:p>3.91081</text:p>
          </table:table-cell>
          <table:table-cell office:value-type="float" office:value="0.365786" calcext:value-type="float">
            <text:p>0.365786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30.2361" calcext:value-type="float">
            <text:p>30.236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$2]/[.B25]" office:value-type="float" office:value="0.690818634236715" calcext:value-type="float">
            <text:p>0.6908186342</text:p>
          </table:table-cell>
          <table:table-cell table:formula="of:=[.C$2]/[.C25]" office:value-type="float" office:value="23.3656966203932" calcext:value-type="float">
            <text:p>23.3656966204</text:p>
          </table:table-cell>
          <table:table-cell table:formula="of:=[.D$2]/[.D25]" office:value-type="float" office:value="11.830715226936" calcext:value-type="float">
            <text:p>11.8307152269</text:p>
          </table:table-cell>
          <table:table-cell table:formula="of:=[.E$2]/[.E25]" office:value-type="float" office:value="0.00141086464698999" calcext:value-type="float">
            <text:p>0.0014108646</text:p>
          </table:table-cell>
          <table:table-cell table:formula="of:=[.F$2]/[.F25]" office:value-type="float" office:value="3.32003796785961" calcext:value-type="float">
            <text:p>3.3200379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0T20:12:46.797003275</dc:date>
    <meta:document-statistic meta:table-count="1" meta:cell-count="29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271cm" svg:height="19.165cm" xlink:href=".." xlink:type="simple" chart:class="chart:line" chart:style-name="ch1">
        <chart:title svg:x="9.456cm" svg:y="0.605cm" chart:style-name="ch2">
          <text:p>Timings in function of the number of MPI nodes</text:p>
        </chart:title>
        <chart:subtitle svg:x="7.979cm" svg:y="1.707cm" chart:style-name="ch3">
          <text:p>1 OpenMP thread per node, 10^8 series, 10000 communication rounds</text:p>
        </chart:subtitle>
        <chart:legend chart:legend-position="end" svg:x="24.863cm" svg:y="8.287cm" style:legend-expansion="high" chart:style-name="ch4"/>
        <chart:plot-area chart:style-name="ch5" table:cell-range-address="Sheet1.A1:Sheet1.F25" chart:data-source-has-labels="both" svg:x="1.576cm" svg:y="2.799cm" svg:width="22.722cm" svg:height="15.002cm">
          <chartooo:coordinate-region svg:x="2.383cm" svg:y="2.998cm" svg:width="21.728cm" svg:height="14.156cm"/>
          <chart:axis chart:dimension="x" chart:name="primary-x" chart:style-name="ch6" chartooo:axis-type="auto">
            <chartooo:date-scale/>
            <chart:title svg:x="11.319cm" svg:y="18.184cm" chart:style-name="ch7">
              <text:p>Number of MPI nodes</text:p>
            </chart:title>
            <chart:categories table:cell-range-address="Sheet1.A2:Sheet1.A25"/>
          </chart:axis>
          <chart:axis chart:dimension="y" chart:name="primary-y" chart:style-name="ch6">
            <chart:title svg:x="0.451cm" svg:y="11.482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B2:Sheet1.B25" chart:label-cell-address="Sheet1.B1:Sheet1.B1" chart:class="chart:line">
            <chart:data-point chart:repeated="24"/>
          </chart:series>
          <chart:series chart:style-name="ch11" chart:values-cell-range-address="Sheet1.C2:Sheet1.C25" chart:label-cell-address="Sheet1.C1:Sheet1.C1" chart:class="chart:line">
            <chart:data-point chart:repeated="24"/>
          </chart:series>
          <chart:series chart:style-name="ch12" chart:values-cell-range-address="Sheet1.D2:Sheet1.D25" chart:label-cell-address="Sheet1.D1:Sheet1.D1" chart:class="chart:line">
            <chart:data-point chart:repeated="24"/>
          </chart:series>
          <chart:series chart:style-name="ch13" chart:values-cell-range-address="Sheet1.E2:Sheet1.E25" chart:label-cell-address="Sheet1.E1:Sheet1.E1" chart:class="chart:line">
            <chart:data-point chart:repeated="24"/>
          </chart:series>
          <chart:series chart:style-name="ch14" chart:values-cell-range-address="Sheet1.F2:Sheet1.F25" chart:label-cell-address="Sheet1.F1:Sheet1.F1" chart:class="chart:line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B1:Sheet1.B1</svg:desc>
                </draw:g>
              </table:table-cell>
              <table:table-cell office:value-type="string">
                <text:p>compute</text:p>
                <draw:g>
                  <svg:desc>Sheet1.C1:Sheet1.C1</svg:desc>
                </draw:g>
              </table:table-cell>
              <table:table-cell office:value-type="string">
                <text:p>pack</text:p>
                <draw:g>
                  <svg:desc>Sheet1.D1:Sheet1.D1</svg:desc>
                </draw:g>
              </table:table-cell>
              <table:table-cell office:value-type="string">
                <text:p>communicate</text:p>
                <draw:g>
                  <svg:desc>Sheet1.E1:Sheet1.E1</svg:desc>
                </draw:g>
              </table:table-cell>
              <table:table-cell office:value-type="string">
                <text:p>tota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25</svg:desc>
                </draw:g>
              </table:table-cell>
              <table:table-cell office:value-type="float" office:value="4.64608">
                <text:p>4.64608</text:p>
                <draw:g>
                  <svg:desc>Sheet1.B2:Sheet1.B25</svg:desc>
                </draw:g>
              </table:table-cell>
              <table:table-cell office:value-type="float" office:value="91.3788">
                <text:p>91.3788</text:p>
                <draw:g>
                  <svg:desc>Sheet1.C2:Sheet1.C25</svg:desc>
                </draw:g>
              </table:table-cell>
              <table:table-cell office:value-type="float" office:value="4.32751">
                <text:p>4.32751</text:p>
                <draw:g>
                  <svg:desc>Sheet1.D2:Sheet1.D25</svg:desc>
                </draw:g>
              </table:table-cell>
              <table:table-cell office:value-type="float" office:value="0.0271274">
                <text:p>0.0271274</text:p>
                <draw:g>
                  <svg:desc>Sheet1.E2:Sheet1.E25</svg:desc>
                </draw:g>
              </table:table-cell>
              <table:table-cell office:value-type="float" office:value="100.385">
                <text:p>100.385</text:p>
                <draw:g>
                  <svg:desc>Sheet1.F2:Sheet1.F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.1062">
                <text:p>6.1062</text:p>
              </table:table-cell>
              <table:table-cell office:value-type="float" office:value="66.9576">
                <text:p>66.9576</text:p>
              </table:table-cell>
              <table:table-cell office:value-type="float" office:value="3.3777">
                <text:p>3.3777</text:p>
              </table:table-cell>
              <table:table-cell office:value-type="float" office:value="7.92609">
                <text:p>7.92609</text:p>
              </table:table-cell>
              <table:table-cell office:value-type="float" office:value="84.3719">
                <text:p>84.37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.28535">
                <text:p>5.28535</text:p>
              </table:table-cell>
              <table:table-cell office:value-type="float" office:value="43.8044">
                <text:p>43.8044</text:p>
              </table:table-cell>
              <table:table-cell office:value-type="float" office:value="1.76753">
                <text:p>1.76753</text:p>
              </table:table-cell>
              <table:table-cell office:value-type="float" office:value="9.12774">
                <text:p>9.12774</text:p>
              </table:table-cell>
              <table:table-cell office:value-type="float" office:value="59.9885">
                <text:p>59.98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44182">
                <text:p>5.44182</text:p>
              </table:table-cell>
              <table:table-cell office:value-type="float" office:value="34.9907">
                <text:p>34.9907</text:p>
              </table:table-cell>
              <table:table-cell office:value-type="float" office:value="1.29769">
                <text:p>1.29769</text:p>
              </table:table-cell>
              <table:table-cell office:value-type="float" office:value="8.54714">
                <text:p>8.54714</text:p>
              </table:table-cell>
              <table:table-cell office:value-type="float" office:value="50.2808">
                <text:p>50.28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.50748">
                <text:p>5.50748</text:p>
              </table:table-cell>
              <table:table-cell office:value-type="float" office:value="28.6013">
                <text:p>28.6013</text:p>
              </table:table-cell>
              <table:table-cell office:value-type="float" office:value="1.04509">
                <text:p>1.04509</text:p>
              </table:table-cell>
              <table:table-cell office:value-type="float" office:value="9.03562">
                <text:p>9.03562</text:p>
              </table:table-cell>
              <table:table-cell office:value-type="float" office:value="44.1928">
                <text:p>44.19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34164">
                <text:p>5.34164</text:p>
              </table:table-cell>
              <table:table-cell office:value-type="float" office:value="24.3669">
                <text:p>24.3669</text:p>
              </table:table-cell>
              <table:table-cell office:value-type="float" office:value="0.871388">
                <text:p>0.871388</text:p>
              </table:table-cell>
              <table:table-cell office:value-type="float" office:value="9.08143">
                <text:p>9.08143</text:p>
              </table:table-cell>
              <table:table-cell office:value-type="float" office:value="39.6647">
                <text:p>39.664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2673">
                <text:p>5.2673</text:p>
              </table:table-cell>
              <table:table-cell office:value-type="float" office:value="21.0079">
                <text:p>21.0079</text:p>
              </table:table-cell>
              <table:table-cell office:value-type="float" office:value="0.745962">
                <text:p>0.745962</text:p>
              </table:table-cell>
              <table:table-cell office:value-type="float" office:value="9.28414">
                <text:p>9.28414</text:p>
              </table:table-cell>
              <table:table-cell office:value-type="float" office:value="36.3086">
                <text:p>36.30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3397">
                <text:p>6.3397</text:p>
              </table:table-cell>
              <table:table-cell office:value-type="float" office:value="17.5888">
                <text:p>17.5888</text:p>
              </table:table-cell>
              <table:table-cell office:value-type="float" office:value="0.857894">
                <text:p>0.857894</text:p>
              </table:table-cell>
              <table:table-cell office:value-type="float" office:value="9.34242">
                <text:p>9.34242</text:p>
              </table:table-cell>
              <table:table-cell office:value-type="float" office:value="34.1332">
                <text:p>34.13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16793">
                <text:p>5.16793</text:p>
              </table:table-cell>
              <table:table-cell office:value-type="float" office:value="17.1809">
                <text:p>17.1809</text:p>
              </table:table-cell>
              <table:table-cell office:value-type="float" office:value="0.581416">
                <text:p>0.581416</text:p>
              </table:table-cell>
              <table:table-cell office:value-type="float" office:value="9.75637">
                <text:p>9.75637</text:p>
              </table:table-cell>
              <table:table-cell office:value-type="float" office:value="32.6899">
                <text:p>32.68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45879">
                <text:p>5.45879</text:p>
              </table:table-cell>
              <table:table-cell office:value-type="float" office:value="15.4044">
                <text:p>15.4044</text:p>
              </table:table-cell>
              <table:table-cell office:value-type="float" office:value="0.526868">
                <text:p>0.526868</text:p>
              </table:table-cell>
              <table:table-cell office:value-type="float" office:value="9.95911">
                <text:p>9.95911</text:p>
              </table:table-cell>
              <table:table-cell office:value-type="float" office:value="31.3529">
                <text:p>31.352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40651">
                <text:p>5.40651</text:p>
              </table:table-cell>
              <table:table-cell office:value-type="float" office:value="14.2104">
                <text:p>14.2104</text:p>
              </table:table-cell>
              <table:table-cell office:value-type="float" office:value="0.473114">
                <text:p>0.473114</text:p>
              </table:table-cell>
              <table:table-cell office:value-type="float" office:value="10.1749">
                <text:p>10.1749</text:p>
              </table:table-cell>
              <table:table-cell office:value-type="float" office:value="30.268">
                <text:p>30.2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.34597">
                <text:p>5.34597</text:p>
              </table:table-cell>
              <table:table-cell office:value-type="float" office:value="13.3495">
                <text:p>13.3495</text:p>
              </table:table-cell>
              <table:table-cell office:value-type="float" office:value="0.436032">
                <text:p>0.436032</text:p>
              </table:table-cell>
              <table:table-cell office:value-type="float" office:value="10.1119">
                <text:p>10.1119</text:p>
              </table:table-cell>
              <table:table-cell office:value-type="float" office:value="29.2467">
                <text:p>29.24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.38188">
                <text:p>6.38188</text:p>
              </table:table-cell>
              <table:table-cell office:value-type="float" office:value="11.1844">
                <text:p>11.1844</text:p>
              </table:table-cell>
              <table:table-cell office:value-type="float" office:value="0.530371">
                <text:p>0.530371</text:p>
              </table:table-cell>
              <table:table-cell office:value-type="float" office:value="10.5359">
                <text:p>10.5359</text:p>
              </table:table-cell>
              <table:table-cell office:value-type="float" office:value="28.6364">
                <text:p>28.63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31749">
                <text:p>6.31749</text:p>
              </table:table-cell>
              <table:table-cell office:value-type="float" office:value="10.4845">
                <text:p>10.4845</text:p>
              </table:table-cell>
              <table:table-cell office:value-type="float" office:value="0.490631">
                <text:p>0.490631</text:p>
              </table:table-cell>
              <table:table-cell office:value-type="float" office:value="10.6685">
                <text:p>10.6685</text:p>
              </table:table-cell>
              <table:table-cell office:value-type="float" office:value="27.9649">
                <text:p>27.964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3185">
                <text:p>5.3185</text:p>
              </table:table-cell>
              <table:table-cell office:value-type="float" office:value="11.6064">
                <text:p>11.6064</text:p>
              </table:table-cell>
              <table:table-cell office:value-type="float" office:value="0.352283">
                <text:p>0.352283</text:p>
              </table:table-cell>
              <table:table-cell office:value-type="float" office:value="10.6646">
                <text:p>10.6646</text:p>
              </table:table-cell>
              <table:table-cell office:value-type="float" office:value="27.9448">
                <text:p>27.94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33439">
                <text:p>6.33439</text:p>
              </table:table-cell>
              <table:table-cell office:value-type="float" office:value="9.75381">
                <text:p>9.75381</text:p>
              </table:table-cell>
              <table:table-cell office:value-type="float" office:value="0.438004">
                <text:p>0.438004</text:p>
              </table:table-cell>
              <table:table-cell office:value-type="float" office:value="11.2011">
                <text:p>11.2011</text:p>
              </table:table-cell>
              <table:table-cell office:value-type="float" office:value="27.731">
                <text:p>27.73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.51277">
                <text:p>6.51277</text:p>
              </table:table-cell>
              <table:table-cell office:value-type="float" office:value="9.26943">
                <text:p>9.26943</text:p>
              </table:table-cell>
              <table:table-cell office:value-type="float" office:value="0.404812">
                <text:p>0.404812</text:p>
              </table:table-cell>
              <table:table-cell office:value-type="float" office:value="12.5345">
                <text:p>12.5345</text:p>
              </table:table-cell>
              <table:table-cell office:value-type="float" office:value="28.7253">
                <text:p>28.72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.5907">
                <text:p>6.5907</text:p>
              </table:table-cell>
              <table:table-cell office:value-type="float" office:value="8.70037">
                <text:p>8.70037</text:p>
              </table:table-cell>
              <table:table-cell office:value-type="float" office:value="0.387195">
                <text:p>0.387195</text:p>
              </table:table-cell>
              <table:table-cell office:value-type="float" office:value="12.6762">
                <text:p>12.6762</text:p>
              </table:table-cell>
              <table:table-cell office:value-type="float" office:value="28.3583">
                <text:p>28.358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.75637">
                <text:p>6.75637</text:p>
              </table:table-cell>
              <table:table-cell office:value-type="float" office:value="5.91192">
                <text:p>5.91192</text:p>
              </table:table-cell>
              <table:table-cell office:value-type="float" office:value="0.185811">
                <text:p>0.185811</text:p>
              </table:table-cell>
              <table:table-cell office:value-type="float" office:value="22.3476">
                <text:p>22.3476</text:p>
              </table:table-cell>
              <table:table-cell office:value-type="float" office:value="35.2071">
                <text:p>35.20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47879">
                <text:p>5.47879</text:p>
              </table:table-cell>
              <table:table-cell office:value-type="float" office:value="4.70288">
                <text:p>4.70288</text:p>
              </table:table-cell>
              <table:table-cell office:value-type="float" office:value="0.848639">
                <text:p>0.848639</text:p>
              </table:table-cell>
              <table:table-cell office:value-type="float" office:value="17.4951">
                <text:p>17.4951</text:p>
              </table:table-cell>
              <table:table-cell office:value-type="float" office:value="28.5305">
                <text:p>28.53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.76217">
                <text:p>5.76217</text:p>
              </table:table-cell>
              <table:table-cell office:value-type="float" office:value="5.95676">
                <text:p>5.95676</text:p>
              </table:table-cell>
              <table:table-cell office:value-type="float" office:value="2.87689">
                <text:p>2.87689</text:p>
              </table:table-cell>
              <table:table-cell office:value-type="float" office:value="19.1612">
                <text:p>19.1612</text:p>
              </table:table-cell>
              <table:table-cell office:value-type="float" office:value="33.7622">
                <text:p>33.762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.63617">
                <text:p>5.63617</text:p>
              </table:table-cell>
              <table:table-cell office:value-type="float" office:value="8.7722">
                <text:p>8.7722</text:p>
              </table:table-cell>
              <table:table-cell office:value-type="float" office:value="1.09492">
                <text:p>1.09492</text:p>
              </table:table-cell>
              <table:table-cell office:value-type="float" office:value="23.8789">
                <text:p>23.8789</text:p>
              </table:table-cell>
              <table:table-cell office:value-type="float" office:value="39.387">
                <text:p>39.38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.38954">
                <text:p>6.38954</text:p>
              </table:table-cell>
              <table:table-cell office:value-type="float" office:value="3.74345">
                <text:p>3.74345</text:p>
              </table:table-cell>
              <table:table-cell office:value-type="float" office:value="0.173322">
                <text:p>0.173322</text:p>
              </table:table-cell>
              <table:table-cell office:value-type="float" office:value="20.2125">
                <text:p>20.2125</text:p>
              </table:table-cell>
              <table:table-cell office:value-type="float" office:value="30.5239">
                <text:p>30.523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.72547">
                <text:p>6.72547</text:p>
              </table:table-cell>
              <table:table-cell office:value-type="float" office:value="3.91081">
                <text:p>3.91081</text:p>
              </table:table-cell>
              <table:table-cell office:value-type="float" office:value="0.365786">
                <text:p>0.365786</text:p>
              </table:table-cell>
              <table:table-cell office:value-type="float" office:value="19.2275">
                <text:p>19.2275</text:p>
              </table:table-cell>
              <table:table-cell office:value-type="float" office:value="30.2361">
                <text:p>30.2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79cm" svg:height="17.16cm" xlink:href=".." xlink:type="simple" chart:class="chart:line" chart:style-name="ch1">
        <chart:title svg:x="9.356cm" svg:y="0.479cm" chart:style-name="ch2">
          <text:p>Speedup in function of the number of MPI nodes</text:p>
        </chart:title>
        <chart:subtitle svg:x="8.033cm" svg:y="1.627cm" chart:style-name="ch3">
          <text:p>1 OpenMP thread per node, 10^8 series, 10000 communication rounds</text:p>
        </chart:subtitle>
        <chart:legend chart:legend-position="top" svg:x="12.063cm" svg:y="2.521cm" style:legend-expansion="wide" chart:style-name="ch4"/>
        <chart:plot-area chart:style-name="ch5" table:cell-range-address="Sheet1.H1:Sheet1.H25 Sheet1.J1:Sheet1.J25 Sheet1.M1:Sheet1.M25" chart:data-source-has-labels="both" svg:x="1.578cm" svg:y="3.462cm" svg:width="26.234cm" svg:height="12.374cm">
          <chartooo:coordinate-region svg:x="2.199cm" svg:y="3.661cm" svg:width="25.426cm" svg:height="11.528cm"/>
          <chart:axis chart:dimension="x" chart:name="primary-x" chart:style-name="ch6" chartooo:axis-type="auto">
            <chartooo:date-scale/>
            <chart:title svg:x="13.077cm" svg:y="16.179cm" chart:style-name="ch7">
              <text:p>Number of MPI nodes</text:p>
            </chart:title>
            <chart:categories table:cell-range-address="Sheet1.H2:Sheet1.H25"/>
          </chart:axis>
          <chart:axis chart:dimension="y" chart:name="primary-y" chart:style-name="ch6">
            <chart:title svg:x="0.451cm" svg:y="10.341cm" chart:style-name="ch8">
              <text:p>speedup</text:p>
            </chart:title>
            <chart:grid chart:style-name="ch9" chart:class="major"/>
          </chart:axis>
          <chart:series chart:style-name="ch10" chart:values-cell-range-address="Sheet1.J2:Sheet1.J25" chart:label-cell-address="Sheet1.J1:Sheet1.J1" chart:class="chart:line">
            <chart:data-point chart:repeated="24"/>
          </chart:series>
          <chart:series chart:style-name="ch11" chart:values-cell-range-address="Sheet1.M2:Sheet1.M25" chart:label-cell-address="Sheet1.M1:Sheet1.M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</text:p>
                <draw:g>
                  <svg:desc>Sheet1.J1:Sheet1.J1</svg:desc>
                </draw:g>
              </table:table-cell>
              <table:table-cell office:value-type="string">
                <text:p>tota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2:Sheet1.H25</svg:desc>
                </draw:g>
              </table:table-cell>
              <table:table-cell office:value-type="float" office:value="1">
                <text:p>1</text:p>
                <draw:g>
                  <svg:desc>Sheet1.J2:Sheet1.J25</svg:desc>
                </draw:g>
              </table:table-cell>
              <table:table-cell office:value-type="float" office:value="1">
                <text:p>1</text:p>
                <draw:g>
                  <svg:desc>Sheet1.M2:Sheet1.M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6472633427721">
                <text:p>1.36472633427721</text:p>
              </table:table-cell>
              <table:table-cell office:value-type="float" office:value="1.18979186198248">
                <text:p>1.189791861982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08606441362055">
                <text:p>2.08606441362055</text:p>
              </table:table-cell>
              <table:table-cell office:value-type="float" office:value="1.67340406911325">
                <text:p>1.673404069113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1151677445721">
                <text:p>2.61151677445721</text:p>
              </table:table-cell>
              <table:table-cell office:value-type="float" office:value="1.99648772493676">
                <text:p>1.996487724936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1949177135305">
                <text:p>3.1949177135305</text:p>
              </table:table-cell>
              <table:table-cell office:value-type="float" office:value="2.27152386814142">
                <text:p>2.271523868141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75012003989018">
                <text:p>3.75012003989018</text:p>
              </table:table-cell>
              <table:table-cell office:value-type="float" office:value="2.53083976432445">
                <text:p>2.530839764324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34973509965299">
                <text:p>4.34973509965299</text:p>
              </table:table-cell>
              <table:table-cell office:value-type="float" office:value="2.76477198239536">
                <text:p>2.764771982395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19528336213954">
                <text:p>5.19528336213954</text:p>
              </table:table-cell>
              <table:table-cell office:value-type="float" office:value="2.94097828507143">
                <text:p>2.940978285071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31862708007147">
                <text:p>5.31862708007147</text:p>
              </table:table-cell>
              <table:table-cell office:value-type="float" office:value="3.07082615731464">
                <text:p>3.070826157314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3199345641505">
                <text:p>5.93199345641505</text:p>
              </table:table-cell>
              <table:table-cell office:value-type="float" office:value="3.20177718807511">
                <text:p>3.2017771880751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43041715926364">
                <text:p>6.43041715926364</text:p>
              </table:table-cell>
              <table:table-cell office:value-type="float" office:value="3.31653891899035">
                <text:p>3.316538918990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84511030375669">
                <text:p>6.84511030375669</text:p>
              </table:table-cell>
              <table:table-cell office:value-type="float" office:value="3.4323530517973">
                <text:p>3.43235305179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.17020135188298">
                <text:p>8.17020135188298</text:p>
              </table:table-cell>
              <table:table-cell office:value-type="float" office:value="3.50550348507494">
                <text:p>3.505503485074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.71560875578235">
                <text:p>8.71560875578235</text:p>
              </table:table-cell>
              <table:table-cell office:value-type="float" office:value="3.58967848982117">
                <text:p>3.589678489821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.87313895781638">
                <text:p>7.87313895781638</text:p>
              </table:table-cell>
              <table:table-cell office:value-type="float" office:value="3.59226045632819">
                <text:p>3.592260456328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36852368459095">
                <text:p>9.36852368459095</text:p>
              </table:table-cell>
              <table:table-cell office:value-type="float" office:value="3.61995600591396">
                <text:p>3.619956005913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.85808188853036">
                <text:p>9.85808188853036</text:p>
              </table:table-cell>
              <table:table-cell office:value-type="float" office:value="3.49465453798568">
                <text:p>3.4946545379856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.5028636713151">
                <text:p>10.5028636713151</text:p>
              </table:table-cell>
              <table:table-cell office:value-type="float" office:value="3.53988074038289">
                <text:p>3.5398807403828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.4567044208988">
                <text:p>15.4567044208988</text:p>
              </table:table-cell>
              <table:table-cell office:value-type="float" office:value="2.85127147649196">
                <text:p>2.851271476491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4303915898343">
                <text:p>19.4303915898343</text:p>
              </table:table-cell>
              <table:table-cell office:value-type="float" office:value="3.51851527312876">
                <text:p>3.5185152731287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.3403528092453">
                <text:p>15.3403528092453</text:p>
              </table:table-cell>
              <table:table-cell office:value-type="float" office:value="2.97329557907956">
                <text:p>2.9732955790795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.4168623606393">
                <text:p>10.4168623606393</text:p>
              </table:table-cell>
              <table:table-cell office:value-type="float" office:value="2.54868357579912">
                <text:p>2.548683575799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.410316686479">
                <text:p>24.410316686479</text:p>
              </table:table-cell>
              <table:table-cell office:value-type="float" office:value="3.2887344015673">
                <text:p>3.288734401567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.3656966203932">
                <text:p>23.3656966203932</text:p>
              </table:table-cell>
              <table:table-cell office:value-type="float" office:value="3.32003796785961">
                <text:p>3.32003796785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